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text-properties fo:language="en" fo:country="US" fo:font-weight="bold" style:font-weight-asian="bold" style:font-weight-complex="bold"/>
    </style:style>
    <style:style style:name="P3" style:family="paragraph" style:parent-style-name="Preformatted_20_Text">
      <style:text-properties fo:language="en" fo:country="US" fo:font-weight="normal" style:font-weight-asian="normal" style:font-weight-complex="normal"/>
    </style:style>
    <style:style style:name="P4" style:family="paragraph" style:parent-style-name="Preformatted_20_Text">
      <style:text-properties fo:language="en" fo:country="US"/>
    </style:style>
    <style:style style:name="P5" style:family="paragraph" style:parent-style-name="Preformatted_20_Text">
      <style:text-properties fo:language="en" fo:country="U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common two-floor villa with a pale blue exterior and dark brown rooftop. Chimney along the side and an adjacent, yet not connected garage on its right side. A slightly unmowed lawn surrounds the house, followed by a white fence.</text:p>
      <text:p text:style-name="P2"/>
      <text:p text:style-name="P2">Protagonist's Current Room (key)</text:p>
      <text:p text:style-name="P1"/>
      <text:p text:style-name="P1">Bed headrest against middle of x-wall. Dark blue sheets, single white pillow. Bedside table to the left of bed, single drawer, dark brown, table lamp on top along with simple digital alarm clock. Small window left side of y-wall. Closet right hand side. Baby blue wallpaper.</text:p>
      <text:p text:style-name="P1"/>
      <text:p text:style-name="P1">Interactive objects: <text:span text:style-name="T2">Closet</text:span>, <text:span text:style-name="T2">Closet clothes</text:span>, Alarm clock, Lamp, Drawer, Bed, <text:span text:style-name="T2">Comic books</text:span>.</text:p>
      <text:p text:style-name="P1"/>
      <text:p text:style-name="P1">Closet inspect: "My closet. Or rather, my son's closet. It's full of my business clothes, as there's no real need for casual clothes these days."</text:p>
      <text:p text:style-name="P1">Closet interact (closed): Closet doors open, revealing protagonist's clothes.</text:p>
      <text:p text:style-name="P1">Closet interact (open): Closet doors close.</text:p>
      <text:p text:style-name="P1"/>
      <text:p text:style-name="P1">Closet clothes inspect: "White shirts and black suits as far as the eye can see."</text:p>
      <text:p text:style-name="P1">Closet clothes interact (pajamas): Protagonist changes from pajamas to his regular outfit.</text:p>
      <text:p text:style-name="P1">Closet clothes interact (regular outfit): "One pair of everything is enough."</text:p>
      <text:p text:style-name="P1"/>
      <text:p text:style-name="P1">Alarm inspect: “The time is going, ticking on and on... &lt;pause&gt; ... Wait, no it isn't."</text:p>
      <text:p text:style-name="P1">Alarm interact: "You hit the snooze button despite the lack of an alarm ringing. You show him who's the boss!"</text:p>
      <text:p text:style-name="P1"/>
      <text:p text:style-name="P1">Lamp inspect: "I remember buying this at Pottery Barn with Clara. It looks so tacky."</text:p>
      <text:p text:style-name="P1">Lamp interact (off): Turns light on.</text:p>
      <text:p text:style-name="P1">Lamp interact (on): Turns light off.</text:p>
      <text:p text:style-name="P1"/>
      <text:p text:style-name="P1">Drawer inspect: "A drawer. Mike forgot some of his comic books in there when they moved out. Nowadays I use it to store booze."</text:p>
      <text:p text:style-name="P1">Drawer interact (closed): Opens drawer, revealing stacked comic books.</text:p>
      <text:p text:style-name="P1">Drawer interact (open): Closes drawer.</text:p>
      <text:p text:style-name="P1"/>
      <text:p text:style-name="P1">Comic books inspect: "Hero Man Issue #17! Will Hero Man prevail against Dr. Badnevil?”</text:p>
      <text:p text:style-name="P1">Comic books interact: “You see little reason to bring along comic books.”</text:p>
      <text:p text:style-name="P1">Comic books interact (after janitor conversation): “This looks like something the janitor would enjoy.” Puts comic book into inventory.</text:p>
      <text:p text:style-name="P1"/>
      <text:p text:style-name="P1">Bed inspect: "Mike's bed, that I currently sleep in. It's a little short, but rather that than constantly being reminded of Clara in the master bedroom."</text:p>
      <text:p text:style-name="P1">Bed interact: "Despite the cosiness of the bed, you decide today is not a day to sleep in."</text:p>
      <text:p text:style-name="P1"/>
      <text:p text:style-name="P1">Window inspect: "A bright and shiny day. I wonder what's in store for me?"</text:p>
      <text:p text:style-name="P1">Window interact (closed): Opens window.</text:p>
      <text:p text:style-name="P1">Window interact (open): Closes window.</text:p>
      <text:p text:style-name="P1"/>
      <text:p text:style-name="P2">Master Bedroom</text:p>
      <text:p text:style-name="P3"/>
      <text:p text:style-name="P3">King sized bed against middle of y-wall. White pillows, purple sheets. Bedside tables on either side of the bed, black wood, single drawer, lamps on top. Dark wallpaper. Exiting door on left side of y-wall.</text:p>
      <text:p text:style-name="P3">Interactive objects: Bed, protagonist's drawer (left), Clara's drawer (right).</text:p>
      <text:p text:style-name="P3"/>
      <text:p text:style-name="P3">Bed inspect: “Our old bed. I'd rather not think about it, so much as sleep in it.”</text:p>
      <text:p text:style-name="P3"><text:soft-page-break/>Bed interact: “No. Just no.”</text:p>
      <text:p text:style-name="P3"/>
      <text:p text:style-name="P3">Protagonist's drawer inspect: “My old drawer. I cleared it out shortly after switching rooms.”</text:p>
      <text:p text:style-name="P3">Protagonist's drawer interact (closed): Opens drawer.</text:p>
      <text:p text:style-name="P3">Protagonist's drawer interact (open): Closes drawer.</text:p>
      <text:p text:style-name="P1"/>
      <text:p text:style-name="P3">Clara's drawer inspect: “Clara's drawer. I haven't touched it since she left.”</text:p>
      <text:p text:style-name="P3">Clara's drawer interact (closed): Opens drawer. “That wasn't so hard, now was it? It's empty, though.”</text:p>
      <text:p text:style-name="P3">Clara's drawer interact (open): Closes drawer.</text:p>
      <text:p text:style-name="P3"/>
      <text:p text:style-name="P2">Suzy's Room</text:p>
      <text:p text:style-name="P3"/>
      <text:p text:style-name="P3">Wooden crib next to window in middle of x-wall. Double size pink drawer right hand side of y-wall. White floral patterned wallpaper.</text:p>
      <text:p text:style-name="P3">Interactive objects: Window, crib, drawer.</text:p>
      <text:p text:style-name="P3"/>
      <text:p text:style-name="P1">Window inspect: "A bright and shiny day. I wonder what's in store for me?"</text:p>
      <text:p text:style-name="P1">Window interact (closed): “You can't quite reach it. Not worth the time to needlessly open and close windows, anyway.”</text:p>
      <text:p text:style-name="P1"/>
      <text:p text:style-name="P1">Crib inspect: “Suzy's crib. A shame they didn't have time to bring furniture when they moved out, this is pretty fine craftsmanship.”</text:p>
      <text:p text:style-name="P1"/>
      <text:p text:style-name="P1">Drawer inspect: “This used to be chock full of baby shower gifts. Used to.”</text:p>
      <text:p text:style-name="P1">Drawer interact (closed): Opens drawer.</text:p>
      <text:p text:style-name="P1">Drawer interact (open): Closes drawer.</text:p>
      <text:p text:style-name="P3"/>
      <text:p text:style-name="P2">Second Floor Hallway (key)</text:p>
      <text:p text:style-name="P3"/>
      <text:p text:style-name="P3">Carpeted floors. Doors to protagonist's room and Suzy's room on x-wall.</text:p>
      <text:p text:style-name="P3">Interactive objects: Window</text:p>
      <text:p text:style-name="P3"/>
      <text:p text:style-name="P1">Window inspect: "A bright and shiny day. I wonder what's in store for me?"</text:p>
      <text:p text:style-name="P1">Window interact (closed): Opens window.</text:p>
      <text:p text:style-name="P3">Window interact (open): Closes window.</text:p>
      <text:p text:style-name="P3"/>
      <text:p text:style-name="P2">First Floor Hallway (key)</text:p>
      <text:p text:style-name="P3"/>
      <text:p text:style-name="P3">A plain hallway. Coat hanger by left edge of x-wall. Briefcase by right edge of x-wall. Staircase covering most of y-wall. Doorway to living room in middle of x-wall, doorway to dining room in middle of y-wall.</text:p>
      <text:p text:style-name="P3">Interactive objects: <text:span text:style-name="T2">Briefcase</text:span></text:p>
      <text:p text:style-name="P3"/>
      <text:p text:style-name="P3">Briefcase inspect: “My trusty sidekick, the briefcase. Definitely shouldn't leave without it.”</text:p>
      <text:p text:style-name="P3">Briefcase interact: Protagonist picks up briefcase, creating his inventory.</text:p>
      <text:p text:style-name="P3"/>
      <text:p text:style-name="P2">Living Room</text:p>
      <text:p text:style-name="P3"/>
      <text:p text:style-name="P3">Pistachio sofa in the middle of the room, facing TV standing along middle of x-wall. Painting hanging on left side of y-wall. Doorway to kitchen in middle of y-wall.</text:p>
      <text:p text:style-name="P3">Interactive objects: TV, sofa, picture</text:p>
      <text:p text:style-name="P3"/>
      <text:p text:style-name="P3">TV inspect: “TV: America's national pastime.”</text:p>
      <text:p text:style-name="P3">TV interact (off): Turns TV on.</text:p>
      <text:p text:style-name="P3">TV interact (on): Turns TV off.</text:p>
      <text:p text:style-name="P3"/>
      <text:p text:style-name="P3">Sofa inspect: “Clara always was a fan of shades of green.”</text:p>
      <text:p text:style-name="P3">Sofa interact: Protagonist sits down.</text:p>
      <text:p text:style-name="P3"/>
      <text:p text:style-name="P3">Picture inspect: “A painting of... stuff. Modern art at its finest.”</text:p>
      <text:p text:style-name="P3"><text:soft-page-break/>Picture interact: “You neatly adjust the painting. Now the entire room looks twice as good!”</text:p>
      <text:p text:style-name="P3"/>
      <text:p text:style-name="P2">Dining Room</text:p>
      <text:p text:style-name="P3"/>
      <text:p text:style-name="P3">Dining table with 6 chairs in middle of room, table cloth running along the middle. Candelabra on middle of table. Two windows on y-wall. Doorway to kitchen in middle of x-wall.</text:p>
      <text:p text:style-name="P3">Interactive objects: Candelabra, windows, chairs</text:p>
      <text:p text:style-name="P3"/>
      <text:p text:style-name="P3">Candelabra inspect: “It really makes the room shine.”</text:p>
      <text:p text:style-name="P3">Candelabra interact: “You could probably light these if you had a lighter...”</text:p>
      <text:p text:style-name="P3"/>
      <text:p text:style-name="P1">Window inspect: "A bright and shiny day. I wonder what's in store for me?"</text:p>
      <text:p text:style-name="P1">Window interact (closed): Opens window.</text:p>
      <text:p text:style-name="P3">Window interact (open): Closes window.</text:p>
      <text:p text:style-name="P3"/>
      <text:p text:style-name="P3">Chair inspect: “It's a chair.”</text:p>
      <text:p text:style-name="P3">Chair interact: “Not much point in sitting down as you unfortunately don't have anyone to dine with.”</text:p>
      <text:p text:style-name="P3"/>
      <text:p text:style-name="P2">Kitchen (key)</text:p>
      <text:p text:style-name="P3"/>
      <text:p text:style-name="P3">Kitchen table in middle of room. X-wall consists of cupboards and workspace. Kitchen sink by left side of y-wall, below a window. Fridge by right side of y-wall.</text:p>
      <text:p text:style-name="P3">Interactive objects: <text:span text:style-name="T2">Fridge</text:span>, <text:span text:style-name="T2">food</text:span>, faucet, microwave oven, cupboards, window</text:p>
      <text:p text:style-name="P3"/>
      <text:p text:style-name="P3">Fridge: “The fridge. Holder of cool beverages and nutritious breakfasts.”</text:p>
      <text:p text:style-name="P3">Fridge interact (closed): Opens fridge, revealing food.</text:p>
      <text:p text:style-name="P3">Fridge interact (open): Closes fridge.</text:p>
      <text:p text:style-name="P3"/>
      <text:p text:style-name="P3">Food inspect: “A nutritious breakfast. Contains just enough nutritious nutrition to last the day.”</text:p>
      <text:p text:style-name="P2"><text:span text:style-name="T1">Food interact (no briefcase): “I really wish I could eat this, but I have </text:span><text:span text:style-name="T1">nowhere to put it!”</text:span></text:p>
      <text:p text:style-name="P3">Food interact (briefcase): Protagonist picks up food, adds it to inventory.</text:p>
      <text:p text:style-name="P3"/>
      <text:p text:style-name="P1">Window inspect: "A bright and shiny day. I wonder what's in store for me?"</text:p>
      <text:p text:style-name="P1">Window interact (closed): Opens window.</text:p>
      <text:p text:style-name="P3">Window interact (open): Closes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04T22:24:15.96</dc:date>
    <meta:generator>LibreOffice/3.5$Windows_x86 LibreOffice_project/dc9775d-05ecbee-0851ad3-1586698-727bf66</meta:generator>
    <meta:editing-duration>PT1H36M53S</meta:editing-duration>
    <meta:editing-cycles>12</meta:editing-cycles>
    <meta:document-statistic meta:table-count="0" meta:image-count="0" meta:object-count="0" meta:page-count="3" meta:paragraph-count="89" meta:word-count="1065" meta:character-count="6677" meta:non-whitespace-character-count="5701"/>
  </office:meta>
</office:document-meta>
</file>